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tarSymbol1" svg:font-family="StarSymbol" style:font-adornments="Regular" style:font-charset="x-symbol"/>
    <style:font-face style:name="Arial2" svg:font-family="Arial" style:font-pitch="variable" style:font-charset="x-symbol"/>
    <style:font-face style:name="DejaVu Sans3" svg:font-family="'DejaVu Sans'" style:font-pitch="variable" style:font-charset="x-symbol"/>
    <style:font-face style:name="OpenSymbol" svg:font-family="OpenSymbol" style:font-pitch="variable" style:font-charset="x-symbol"/>
    <style:font-face style:name="StarSymbol2" svg:font-family="StarSymbol" style:font-pitch="variable" style:font-charset="x-symbol"/>
    <style:font-face style:name="Arial6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4" svg:font-family="Arial" style:font-family-generic="roman" style:font-pitch="variable"/>
    <style:font-face style:name="DejaVu Sans5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96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3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1cm" fo:min-width="2.622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8cm" fo:min-width="2.87cm" fo:padding-top="0.6cm" fo:padding-bottom="0.13cm" fo:padding-left="0.1cm" fo:padding-right="0.1cm" fo:wrap-option="wrap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8pt" fo:language="en" fo:country="US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8pt" fo:language="en" fo:country="US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style:font-size-asian="14pt" style:font-size-complex="14pt"/>
    </style:style>
    <style:style style:name="P8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1" style:family="paragraph">
      <loext:graphic-properties draw:fill="solid" draw:fill-color="#daedef"/>
      <style:paragraph-properties style:writing-mode="lr-tb" style:font-independent-line-spacing="true"/>
      <style:text-properties fo:language="en" fo:country="US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  <style:text-properties fo:language="en" fo:country="US"/>
    </style:style>
    <style:style style:name="P13" style:family="paragraph">
      <style:paragraph-properties fo:margin-left="0cm" fo:margin-right="0cm" fo:text-align="start" fo:text-indent="0cm" style:punctuation-wrap="hanging" style:line-break="strict" style:writing-mode="lr-tb"/>
      <style:text-properties fo:language="en" fo:country="US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language="en" fo:country="US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15pt" fo:language="en" fo:country="US" style:font-size-asian="15pt" style:font-size-complex="15pt"/>
    </style:style>
    <style:style style:name="P18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5pt" fo:language="en" fo:country="US" style:font-size-asian="15pt" style:font-size-complex="15pt"/>
    </style:style>
    <style:style style:name="P19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" fo:font-size="14pt" fo:language="cs" fo:country="CZ" style:font-size-asian="14pt" style:font-size-complex="14pt"/>
    </style:style>
    <style:style style:name="T2" style:family="text">
      <style:text-properties style:font-name="Arial" fo:font-size="14pt" fo:language="en" fo:country="US" style:font-size-asian="14pt" style:font-size-complex="14pt"/>
    </style:style>
    <style:style style:name="T3" style:family="text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4pt" fo:language="cs" fo:country="CZ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8" style:family="text">
      <style:text-properties fo:font-size="14pt" fo:language="cs" fo:country="CZ" style:font-size-asian="14pt" style:font-size-complex="14pt"/>
    </style:style>
    <style:style style:name="T9" style:family="text">
      <style:text-properties style:font-name="Arial Narrow" fo:font-size="14pt" fo:language="en" fo:country="US" style:font-size-asian="14pt" style:font-size-complex="14pt"/>
    </style:style>
    <style:style style:name="T10" style:family="text">
      <style:text-properties style:font-name="Arial Narrow" fo:font-size="16pt" fo:language="cs" fo:country="CZ" style:font-size-asian="16pt" style:font-size-complex="16pt"/>
    </style:style>
    <style:style style:name="T11" style:family="text">
      <style:text-properties fo:font-size="15pt" fo:language="cs" fo:country="CZ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99" draw:style-name="gr1" draw:text-style-name="P1" draw:layer="layout" svg:x1="7.712cm" svg:y1="10.095cm" svg:x2="9.203cm" svg:y2="10.095cm">
          <text:p/>
        </draw:line>
        <draw:line draw:name="Rovná spojnica 195" draw:style-name="gr2" draw:text-style-name="P1" draw:layer="layout" svg:x1="6.894cm" svg:y1="16.741cm" svg:x2="6.899cm" svg:y2="10.938cm">
          <text:p/>
        </draw:line>
        <draw:line draw:name="Rovná spojnica 197" draw:style-name="gr2" draw:text-style-name="P1" draw:layer="layout" svg:x1="6.896cm" svg:y1="10.939cm" svg:x2="9.203cm" svg:y2="10.943cm">
          <text:p/>
        </draw:line>
        <draw:line draw:name="Rovná spojnica 144" draw:style-name="gr1" draw:text-style-name="P1" draw:layer="layout" svg:x1="16.187cm" svg:y1="7.248cm" svg:x2="16.183cm" svg:y2="8.041cm">
          <text:p/>
        </draw:line>
        <draw:line draw:name="Rovná spojnica 68" draw:style-name="gr3" draw:text-style-name="P1" draw:layer="layout" svg:x1="1.684cm" svg:y1="8.553cm" svg:x2="2.398cm" svg:y2="8.557cm">
          <text:p/>
        </draw:line>
        <draw:line draw:name="Rovná spojnica 70" draw:style-name="gr3" draw:text-style-name="P1" draw:layer="layout" svg:x1="2.795cm" svg:y1="8.557cm" svg:x2="5.772cm" svg:y2="8.562cm">
          <text:p/>
        </draw:line>
        <draw:line draw:name="Rovná spojnica 73" draw:style-name="gr3" draw:text-style-name="P1" draw:layer="layout" svg:x1="5.772cm" svg:y1="8.561cm" svg:x2="7.756cm" svg:y2="8.556cm">
          <text:p/>
        </draw:line>
        <draw:line draw:name="Rovná spojnica 85" draw:style-name="gr3" draw:text-style-name="P1" draw:layer="layout" svg:x1="7.76cm" svg:y1="8.359cm" svg:x2="7.755cm" svg:y2="13.915cm">
          <text:p/>
        </draw:line>
        <draw:line draw:name="Rovná spojnica 122" draw:style-name="gr3" draw:text-style-name="P1" draw:layer="layout" svg:x1="11.725cm" svg:y1="8.31cm" svg:x2="15.998cm" svg:y2="8.306cm">
          <text:p/>
        </draw:line>
        <draw:line draw:name="Rovná spojnica 124" draw:style-name="gr3" draw:text-style-name="P1" draw:layer="layout" svg:x1="13.943cm" svg:y1="9.761cm" svg:x2="15.998cm" svg:y2="9.766cm">
          <text:p/>
        </draw:line>
        <draw:line draw:name="Rovná spojnica 127" draw:style-name="gr3" draw:text-style-name="P1" draw:layer="layout" svg:x1="16.183cm" svg:y1="9.059cm" svg:x2="19.504cm" svg:y2="9.046cm">
          <text:p/>
        </draw:line>
        <draw:line draw:name="Rovná spojnica 142" draw:style-name="gr2" draw:text-style-name="P1" draw:layer="layout" svg:x1="20.302cm" svg:y1="9.06cm" svg:x2="24.623cm" svg:y2="9.064cm">
          <text:p/>
        </draw:line>
        <draw:line draw:name="Rovná spojnica 203" draw:style-name="gr3" draw:text-style-name="P1" draw:layer="layout" svg:x1="13.943cm" svg:y1="13.72cm" svg:x2="13.947cm" svg:y2="9.787cm">
          <text:p/>
        </draw:line>
        <draw:line draw:name="Rovná spojnica 211" draw:style-name="gr3" draw:text-style-name="P1" draw:layer="layout" svg:x1="13.947cm" svg:y1="13.721cm" svg:x2="11.725cm" svg:y2="13.717cm">
          <text:p/>
        </draw:line>
        <draw:line draw:name="Rovná spojnica 97" draw:style-name="gr1" draw:text-style-name="P1" draw:layer="layout" svg:x1="7.756cm" svg:y1="8.359cm" svg:x2="9.344cm" svg:y2="8.363cm">
          <text:p/>
        </draw:line>
        <draw:line draw:name="Rovná spojnica 102" draw:style-name="gr1" draw:text-style-name="P1" draw:layer="layout" svg:x1="7.756cm" svg:y1="13.915cm" svg:x2="8.77cm" svg:y2="13.905cm">
          <text:p/>
        </draw:line>
        <draw:line draw:name="Rovná spojnica 215" draw:style-name="gr1" draw:text-style-name="P1" draw:layer="layout" svg:x1="18.405cm" svg:y1="8.357cm" svg:x2="16.724cm" svg:y2="8.37cm">
          <text:p/>
        </draw:line>
        <draw:line draw:name="Rovná spojnica 221" draw:style-name="gr1" draw:text-style-name="P1" draw:layer="layout" svg:x1="2.61cm" svg:y1="7.961cm" svg:x2="2.614cm" svg:y2="7.644cm">
          <text:p/>
        </draw:line>
        <draw:line draw:name="Rovná spojnica 223" draw:style-name="gr1" draw:text-style-name="P1" draw:layer="layout" svg:x1="9.604cm" svg:y1="7.645cm" svg:x2="9.608cm" svg:y2="7.327cm">
          <text:p/>
        </draw:line>
        <draw:custom-shape draw:name="BlokTextu 234" draw:style-name="gr4" draw:text-style-name="P3" draw:layer="layout" svg:width="0.998cm" svg:height="0.793cm" svg:x="1.435cm" svg:y="7.847cm">
          <text:list text:style-name="L1">
            <text:list-header>
              <text:p text:style-name="P2"><text:span text:style-name="T1">P</text:span><text:span text:style-name="T1">C</text:span><text:span text:style-name="T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5" draw:text-style-name="P5" draw:layer="layout" svg:width="0.888cm" svg:height="0.793cm" svg:x="2.779cm" svg:y="7.803cm">
          <text:list text:style-name="L1">
            <text:list-header>
              <text:p text:style-name="P4"><text:span text:style-name="T1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6" draw:text-style-name="P7" draw:layer="layout" svg:width="1.171cm" svg:height="0.793cm" svg:x="6.27cm" svg:y="7.764cm">
          <text:list text:style-name="L1">
            <text:list-header>
              <text:p text:style-name="P6"><text:span text:style-name="T2">Ins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" draw:style-name="gr7" draw:text-style-name="P7" draw:layer="layout" svg:width="1.467cm" svg:height="0.793cm" svg:x="7.792cm" svg:y="7.645cm">
          <text:list text:style-name="L1">
            <text:list-header>
              <text:p text:style-name="P6"><text:span text:style-name="T3">19:</text:span><text:span text:style-name="T4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2" draw:style-name="gr8" draw:text-style-name="P7" draw:layer="layout" svg:width="1.468cm" svg:height="0.793cm" svg:x="7.782cm" svg:y="12.802cm">
          <text:list text:style-name="L1">
            <text:list-header>
              <text:p text:style-name="P6"><text:span text:style-name="T3">31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9" draw:text-style-name="P7" draw:layer="layout" svg:width="1.277cm" svg:height="0.793cm" svg:x="14.367cm" svg:y="7.486cm">
          <text:list text:style-name="L1">
            <text:list-header>
              <text:p text:style-name="P6"><text:span text:style-name="T2">S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10" draw:text-style-name="P7" draw:layer="layout" svg:width="1.277cm" svg:height="0.793cm" svg:x="14.281cm" svg:y="9.034cm">
          <text:list text:style-name="L1">
            <text:list-header>
              <text:p text:style-name="P6"><text:span text:style-name="T2">Src</text:span><text:span text:style-name="T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11" draw:text-style-name="P7" draw:layer="layout" svg:width="1.218cm" svg:height="0.793cm" svg:x="17.217cm" svg:y="7.517cm">
          <text:list text:style-name="L1">
            <text:list-header>
              <text:p text:style-name="P6"><text:span text:style-name="T2">Z</text:span><text:span text:style-name="T2">e</text:span><text:span text:style-name="T2">r</text:span><text:span text:style-name="T2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12" draw:text-style-name="P3" draw:layer="layout" svg:width="1.718cm" svg:height="0.793cm" svg:x="17.191cm" svg:y="8.919cm">
          <text:list text:style-name="L1">
            <text:list-header>
              <text:p text:style-name="P2"><text:span text:style-name="T2">A</text:span><text:span text:style-name="T2">l</text:span><text:span text:style-name="T2">u</text:span><text:span text:style-name="T2">O</text:span><text:span text:style-name="T2">u</text:span><text:span text:style-name="T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" draw:style-name="gr13" draw:text-style-name="P7" draw:layer="layout" svg:width="2.154cm" svg:height="0.793cm" svg:x="12.219cm" svg:y="13.545cm">
          <text:list text:style-name="L1">
            <text:list-header>
              <text:p text:style-name="P6"><text:span text:style-name="T2">SignI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14" draw:text-style-name="P3" draw:layer="layout" svg:width="2.429cm" svg:height="0.793cm" svg:x="21.656cm" svg:y="9.135cm">
          <text:list text:style-name="L1">
            <text:list-header>
              <text:p text:style-name="P2"><text:span text:style-name="T2">R</text:span><text:span text:style-name="T2">e</text:span><text:span text:style-name="T2">a</text:span><text:span text:style-name="T2">d</text:span><text:span text:style-name="T2">D</text:span><text:span text:style-name="T2">a</text:span><text:span text:style-name="T2">t</text:span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1" draw:text-style-name="P1" draw:layer="layout" svg:x1="19.735cm" svg:y1="7.564cm" svg:x2="19.74cm" svg:y2="7.247cm">
          <text:p/>
        </draw:line>
        <draw:g draw:name="Skupina 19">
          <draw:custom-shape draw:name="Obdĺžnik 6" draw:style-name="gr15" draw:text-style-name="P9" draw:layer="layout" svg:width="2.183cm" svg:height="3.77cm" svg:x="3.589cm" svg:y="7.565cm">
            <text:list text:style-name="L2">
              <text:list-header>
                <text:p text:style-name="P8"><text:span text:style-name="T5"/></text:p>
                <text:p text:style-name="P8"><text:span text:style-name="T6">Instr. </text:span><text:span text:style-name="T6">Mem</text:span><text:span text:style-name="T6">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16" draw:text-style-name="P10" draw:layer="layout" svg:width="2.183cm" svg:height="0.877cm" svg:x="3.589cm" svg:y="8.121cm">
            <text:p text:style-name="P8"><text:span text:style-name="T7">A <text:s text:c="2"/>RD</text:span></text:p>
            <draw:enhanced-geometry svg:viewBox="0 0 21600 21600" draw:type="mso-spt202" draw:enhanced-path="M 0 0 L 21600 0 21600 21600 0 21600 0 0 Z N"/>
          </draw:custom-shape>
        </draw:g>
        <draw:custom-shape draw:name="Voľná forma 14" draw:style-name="gr17" draw:text-style-name="P9" draw:layer="layout" svg:width="1.032cm" svg:height="2.461cm" svg:x="15.707cm" svg:y="7.79cm">
          <text:p/>
          <draw:enhanced-geometry svg:viewBox="0 0 371475 885825" draw:extrusion-allowed="true" draw:text-areas="0 0 371475 885825" draw:glue-points="0 0 371475 114300 361950 781050 9525 885825 0 504825 171450 457200 9525 390525 0 0 171450 457200" draw:type="mso-spt100" draw:enhanced-path="M 0 0 L 371475 114300 361950 781050 9525 885825 0 504825 171450 457200 9525 390525 0 0 Z N"/>
        </draw:custom-shape>
        <draw:g draw:name="Skupina 24">
          <draw:custom-shape draw:name="Obdĺžnik 15" draw:style-name="gr15" draw:text-style-name="P9" draw:layer="layout" svg:width="2.183cm" svg:height="3.77cm" svg:x="19.067cm" svg:y="7.565cm">
            <text:list text:style-name="L2">
              <text:list-header>
                <text:p text:style-name="P8"><text:span text:style-name="T5"/></text:p>
                <text:p text:style-name="P8"><text:span text:style-name="T8">Data </text:span><text:span text:style-name="T8">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" draw:style-name="gr16" draw:text-style-name="P10" draw:layer="layout" svg:width="2.434cm" svg:height="0.877cm" svg:x="18.988cm" svg:y="8.518cm">
            <text:p text:style-name="P8"><text:span text:style-name="T7">A <text:s text:c="4"/></text:span><text:span text:style-name="T7">RD</text:span></text:p>
            <draw:enhanced-geometry svg:viewBox="0 0 21600 21600" draw:type="mso-spt202" draw:enhanced-path="M 0 0 L 21600 0 21600 21600 0 21600 0 0 Z N"/>
          </draw:custom-shape>
          <draw:custom-shape draw:name="BlokTextu 17" draw:style-name="gr16" draw:text-style-name="P10" draw:layer="layout" svg:width="1.389cm" svg:height="0.877cm" svg:x="19.067cm" svg:y="10.343cm">
            <text:p text:style-name="P8"><text:span text:style-name="T7">W</text:span><text:span text:style-name="T7">D</text:span></text:p>
            <draw:enhanced-geometry svg:viewBox="0 0 21600 21600" draw:type="mso-spt202" draw:enhanced-path="M 0 0 L 21600 0 21600 21600 0 21600 0 0 Z N"/>
          </draw:custom-shape>
          <draw:custom-shape draw:name="BlokTextu 18" draw:style-name="gr16" draw:text-style-name="P10" draw:layer="layout" svg:width="1.389cm" svg:height="0.877cm" svg:x="19.927cm" svg:y="7.565cm">
            <text:p text:style-name="P8"><text:span text:style-name="T7">WE</text:span></text:p>
            <draw:enhanced-geometry svg:viewBox="0 0 21600 21600" draw:type="mso-spt202" draw:enhanced-path="M 0 0 L 21600 0 21600 21600 0 21600 0 0 Z N"/>
          </draw:custom-shape>
          <draw:custom-shape draw:name="Rovnoramenný trojuholník 21" draw:style-name="gr18" draw:text-style-name="P11" draw:layer="layout" svg:width="0.397cm" svg:height="0.396cm" svg:x="19.504cm" svg:y="7.565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">
          <draw:custom-shape draw:name="Obdĺžnik 9" draw:style-name="gr19" draw:text-style-name="P9" draw:layer="layout" svg:width="2.822cm" svg:height="3.691cm" svg:x="9.203cm" svg:y="7.644cm">
            <text:list text:style-name="L2">
              <text:list-header>
                <text:p text:style-name="P8"><text:span text:style-name="T5"/></text:p>
                <text:p text:style-name="P8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8">R</text:span><text:span text:style-name="T8">e</text:span><text:span text:style-name="T8">g</text:span><text:span text:style-name="T8">.</text:span></text:p>
                <text:p text:style-name="P12"><text:span text:style-name="T8"><text:s/></text:span><text:span text:style-name="T8"><text:s/></text:span><text:span text:style-name="T8">F</text:span><text:span text:style-name="T8">i</text:span><text:span text:style-name="T8">l</text:span><text:span text:style-name="T8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" draw:style-name="gr16" draw:text-style-name="P10" draw:layer="layout" svg:width="2.822cm" svg:height="0.877cm" svg:x="9.203cm" svg:y="7.87cm">
            <text:p text:style-name="P8"><text:span text:style-name="T7">A</text:span><text:span text:style-name="T7">1</text:span><text:span text:style-name="T7"> <text:s/></text:span><text:span text:style-name="T7"><text:s text:c="2"/></text:span><text:span text:style-name="T7">R</text:span><text:span text:style-name="T7">D</text:span><text:span text:style-name="T7">1</text:span></text:p>
            <draw:enhanced-geometry svg:viewBox="0 0 21600 21600" draw:type="mso-spt202" draw:enhanced-path="M 0 0 L 21600 0 21600 21600 0 21600 0 0 Z N"/>
          </draw:custom-shape>
          <draw:custom-shape draw:name="BlokTextu 11" draw:style-name="gr16" draw:text-style-name="P10" draw:layer="layout" svg:width="2.822cm" svg:height="0.877cm" svg:x="9.203cm" svg:y="8.901cm">
            <text:p text:style-name="P8"><text:span text:style-name="T7">A2 </text:span><text:span text:style-name="T7"><text:s text:c="3"/></text:span><text:span text:style-name="T7">RD</text:span><text:span text:style-name="T7">2</text:span></text:p>
            <draw:enhanced-geometry svg:viewBox="0 0 21600 21600" draw:type="mso-spt202" draw:enhanced-path="M 0 0 L 21600 0 21600 21600 0 21600 0 0 Z N"/>
          </draw:custom-shape>
          <draw:custom-shape draw:name="BlokTextu 12" draw:style-name="gr16" draw:text-style-name="P14" draw:layer="layout" svg:width="1.587cm" svg:height="1.553cm" svg:x="9.203cm" svg:y="9.669cm">
            <text:p text:style-name="P13"><text:span text:style-name="T7">A</text:span><text:span text:style-name="T7">3</text:span></text:p>
            <text:p text:style-name="P13"><text:span text:style-name="T7">W</text:span><text:span text:style-name="T7">D</text:span><text:span text:style-name="T7">3</text:span></text:p>
            <draw:enhanced-geometry svg:viewBox="0 0 21600 21600" draw:type="mso-spt202" draw:enhanced-path="M 0 0 L 21600 0 21600 21600 0 21600 0 0 Z N"/>
          </draw:custom-shape>
          <draw:custom-shape draw:name="BlokTextu 13" draw:style-name="gr16" draw:text-style-name="P14" draw:layer="layout" svg:width="1.587cm" svg:height="0.877cm" svg:x="9.944cm" svg:y="7.42cm">
            <text:p text:style-name="P13"><text:span text:style-name="T7">WE3</text:span></text:p>
            <draw:enhanced-geometry svg:viewBox="0 0 21600 21600" draw:type="mso-spt202" draw:enhanced-path="M 0 0 L 21600 0 21600 21600 0 21600 0 0 Z N"/>
          </draw:custom-shape>
          <draw:custom-shape draw:name="Rovnoramenný trojuholník 22" draw:style-name="gr18" draw:text-style-name="P11" draw:layer="layout" svg:width="0.352cm" svg:height="0.396cm" svg:x="9.414cm" svg:y="7.6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BlokTextu 238" draw:style-name="gr20" draw:text-style-name="P3" draw:layer="layout" svg:width="1.167cm" svg:height="0.793cm" svg:x="7.885cm" svg:y="9.443cm">
          <text:list text:style-name="L1">
            <text:list-header>
              <text:p text:style-name="P2"><text:span text:style-name="T3">1</text:span><text:span text:style-name="T3">1</text:span><text:span text:style-name="T3">:</text:span><text:span text:style-name="T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53" draw:style-name="gr21" draw:text-style-name="P11" draw:layer="layout" svg:width="0.397cm" svg:height="1.191cm" svg:x="2.398cm" svg:y="7.962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8" draw:text-style-name="P11" draw:layer="layout" svg:width="0.397cm" svg:height="0.397cm" svg:x="2.398cm" svg:y="7.9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71" draw:style-name="gr22" draw:text-style-name="P16" draw:layer="layout" svg:width="0.989cm" svg:height="0.793cm" svg:x="15.768cm" svg:y="8.16cm">
          <text:list text:style-name="L1">
            <text:list-header>
              <text:p text:style-name="P15"><text:span text:style-name="T9">AL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47" draw:style-name="gr23" draw:text-style-name="P16" draw:layer="layout" svg:width="2.594cm" svg:height="0.877cm" svg:x="15.293cm" svg:y="6.498cm">
          <text:list text:style-name="L1">
            <text:list-header>
              <text:p text:style-name="P15"><text:span text:style-name="T10">ALU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4" draw:style-name="gr1" draw:text-style-name="P1" draw:layer="layout" svg:x1="10.683cm" svg:y1="7.644cm" svg:x2="10.688cm" svg:y2="6.824cm">
          <text:p/>
        </draw:line>
        <draw:custom-shape draw:name="BlokTextu 65" draw:style-name="gr24" draw:text-style-name="P16" draw:layer="layout" svg:width="3.03cm" svg:height="0.877cm" svg:x="9.302cm" svg:y="6.057cm">
          <text:list text:style-name="L1">
            <text:list-header>
              <text:p text:style-name="P15"><text:span text:style-name="T10">RegWrite = 1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91" draw:style-name="gr2" draw:text-style-name="P1" draw:layer="layout" svg:x1="24.623cm" svg:y1="9.064cm" svg:x2="24.619cm" svg:y2="16.737cm">
          <text:p/>
        </draw:line>
        <draw:line draw:name="Rovná spojnica 193" draw:style-name="gr2" draw:text-style-name="P1" draw:layer="layout" svg:x1="24.622cm" svg:y1="16.737cm" svg:x2="6.895cm" svg:y2="16.733cm">
          <text:p/>
        </draw:line>
        <draw:custom-shape draw:name="Voľná forma 52_0" draw:style-name="gr25" draw:text-style-name="P18" draw:layer="layout" svg:width="3.069cm" svg:height="1.667cm" svg:x="8.657cm" svg:y="12.926cm">
          <text:list text:style-name="L2">
            <text:list-header>
              <text:p text:style-name="P17"><text:span text:style-name="T11">Imm decod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presentation:notes draw:style-name="dp2">
          <draw:page-thumbnail draw:style-name="gr26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StarSymbol1" svg:font-family="StarSymbol" style:font-adornments="Regular" style:font-charset="x-symbol"/>
    <style:font-face style:name="Arial2" svg:font-family="Arial" style:font-pitch="variable" style:font-charset="x-symbol"/>
    <style:font-face style:name="DejaVu Sans3" svg:font-family="'DejaVu Sans'" style:font-pitch="variable" style:font-charset="x-symbol"/>
    <style:font-face style:name="OpenSymbol" svg:font-family="OpenSymbol" style:font-pitch="variable" style:font-charset="x-symbol"/>
    <style:font-face style:name="StarSymbol2" svg:font-family="StarSymbol" style:font-pitch="variable" style:font-charset="x-symbol"/>
    <style:font-face style:name="Arial6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4" svg:font-family="Arial" style:font-family-generic="roman" style:font-pitch="variable"/>
    <style:font-face style:name="DejaVu Sans5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Gradient_20_APO_20_Footer" draw:display-name="Gradient APO Footer" draw:style="axial" draw:start-color="#3366ff" draw:end-color="#182f7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315 315" svg:d="M158 0l157 287-47 28-110-202-111 202-47-28z"/>
    <draw:marker draw:name="Arrowheads_20_71" draw:display-name="Arrowheads 71" svg:viewBox="0 0 315 315" svg:d="M158 0l157 287-47 28-110-202-111 202-47-28z"/>
    <draw:marker draw:name="msArrowEnd_20_9" draw:display-name="msArrowEnd 9" svg:viewBox="0 0 350 350" svg:d="M175 0l175 350h-350z"/>
    <draw:marker draw:name="msArrowOpenEnd_20_5" draw:display-name="msArrowOpenEnd 5" svg:viewBox="0 0 315 315" svg:d="M158 0l157 287-47 28-110-202-111 202-47-28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4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6.3999996185303pt" style:font-style-asian="normal" style:font-weight-asian="normal" style:font-name-complex="DejaVu Sans4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office:forms form:automatic-focus="false" form:apply-design-mode="false"/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0H58M58S</meta:editing-duration>
    <meta:editing-cycles>271</meta:editing-cycles>
    <meta:generator>LibreOffice/6.4.7.2$Linux_X86_64 LibreOffice_project/40$Build-2</meta:generator>
    <dc:date>2022-12-15T15:44:16.023407780</dc:date>
    <dc:description>https://cw.fel.cvut.cz/wiki/courses/b35apo/start</dc:description>
    <dc:subject>B35APO - Computer Architectures</dc:subject>
    <dc:title>Central Processing Unit (CPU)</dc:title>
    <meta:document-statistic meta:object-count="86"/>
  </office:meta>
</office:document-meta>
</file>